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285f02" officeooo:paragraph-rsid="00285f02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2a2828" officeooo:paragraph-rsid="002a2828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60pt" officeooo:rsid="002b27dc" officeooo:paragraph-rsid="002bd762" style:font-size-asian="60pt" style:font-size-complex="60pt"/>
    </style:style>
    <style:style style:name="P4" style:family="paragraph" style:parent-style-name="Standard">
      <style:paragraph-properties fo:text-align="center" style:justify-single-word="false"/>
      <style:text-properties fo:font-size="60pt" fo:font-weight="bold" officeooo:rsid="002b27dc" officeooo:paragraph-rsid="002bd762" style:font-size-asian="60pt" style:font-weight-asian="bold" style:font-size-complex="6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60pt" fo:font-weight="bold" officeooo:rsid="002b27dc" officeooo:paragraph-rsid="002b27dc" style:font-size-asian="60pt" style:font-weight-asian="bold" style:font-size-complex="6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officeooo:rsid="00285f02" officeooo:paragraph-rsid="00285f02" style:font-size-asian="14pt" style:font-size-complex="14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Mùa Vọng</text:span></text:p>
      <text:p text:style-name="P4">và</text:p>
      <text:p text:style-name="P5">Giáng Sin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2291in" fo:margin-right="1.2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7:11:47.534755946</meta:creation-date>
    <dc:date>2021-12-01T20:00:06.662000000</dc:date>
    <meta:editing-duration>PT8H35M42S</meta:editing-duration>
    <meta:editing-cycles>3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3" meta:word-count="5" meta:character-count="20" meta:non-whitespace-character-count="18"/>
  </office:meta>
</office:document-meta>
</file>